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Footnote">
      <style:text-properties officeooo:rsid="04ba495b" officeooo:paragraph-rsid="04ba495b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35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6d186b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2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6ab552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77ab3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fo:font-style="normal" officeooo:rsid="0252e546" style:font-style-asian="normal" style:font-style-complex="normal"/>
    </style:style>
    <style:style style:name="T28" style:family="text">
      <style:text-properties fo:font-style="normal" officeooo:rsid="0253b40f" style:font-style-asian="normal" style:font-style-complex="normal"/>
    </style:style>
    <style:style style:name="T29" style:family="text">
      <style:text-properties fo:font-style="normal" officeooo:rsid="0253e74e" style:font-style-asian="normal" style:font-style-complex="normal"/>
    </style:style>
    <style:style style:name="T30" style:family="text">
      <style:text-properties fo:font-style="normal" officeooo:rsid="02548fc3" style:font-style-asian="normal" style:font-style-complex="normal"/>
    </style:style>
    <style:style style:name="T31" style:family="text">
      <style:text-properties fo:font-style="normal" officeooo:rsid="02555a3c" style:font-style-asian="normal" style:font-style-complex="normal"/>
    </style:style>
    <style:style style:name="T32" style:family="text">
      <style:text-properties fo:font-style="normal" officeooo:rsid="02566ff5" style:font-style-asian="normal" style:font-style-complex="normal"/>
    </style:style>
    <style:style style:name="T33" style:family="text">
      <style:text-properties fo:font-style="normal" officeooo:rsid="0257f6a3" style:font-style-asian="normal" style:font-style-complex="normal"/>
    </style:style>
    <style:style style:name="T34" style:family="text">
      <style:text-properties fo:font-style="normal" officeooo:rsid="025cfe32" style:font-style-asian="normal" style:font-style-complex="normal"/>
    </style:style>
    <style:style style:name="T35" style:family="text">
      <style:text-properties fo:font-style="normal" officeooo:rsid="025eb8fe" style:font-style-asian="normal" style:font-style-complex="normal"/>
    </style:style>
    <style:style style:name="T36" style:family="text">
      <style:text-properties fo:font-style="normal" officeooo:rsid="025ed6cf" style:font-style-asian="normal" style:font-style-complex="normal"/>
    </style:style>
    <style:style style:name="T37" style:family="text">
      <style:text-properties fo:font-style="normal" officeooo:rsid="025f2152" style:font-style-asian="normal" style:font-style-complex="normal"/>
    </style:style>
    <style:style style:name="T38" style:family="text">
      <style:text-properties fo:font-style="normal" officeooo:rsid="025f64cc" style:font-style-asian="normal" style:font-style-complex="normal"/>
    </style:style>
    <style:style style:name="T39" style:family="text">
      <style:text-properties fo:font-style="normal" officeooo:rsid="0260d016" style:font-style-asian="normal" style:font-style-complex="normal"/>
    </style:style>
    <style:style style:name="T40" style:family="text">
      <style:text-properties fo:font-style="normal" officeooo:rsid="02628e6a" style:font-style-asian="normal" style:font-style-complex="normal"/>
    </style:style>
    <style:style style:name="T41" style:family="text">
      <style:text-properties fo:font-style="normal" officeooo:rsid="026315e0" style:font-style-asian="normal" style:font-style-complex="normal"/>
    </style:style>
    <style:style style:name="T42" style:family="text">
      <style:text-properties fo:font-style="normal" officeooo:rsid="02634113" style:font-style-asian="normal" style:font-style-complex="normal"/>
    </style:style>
    <style:style style:name="T43" style:family="text">
      <style:text-properties fo:font-style="normal" officeooo:rsid="02662f79" style:font-style-asian="normal" style:font-style-complex="normal"/>
    </style:style>
    <style:style style:name="T44" style:family="text">
      <style:text-properties fo:font-style="normal" officeooo:rsid="02666dfa" style:font-style-asian="normal" style:font-style-complex="normal"/>
    </style:style>
    <style:style style:name="T45" style:family="text">
      <style:text-properties fo:font-style="normal" officeooo:rsid="026952d4" style:font-style-asian="normal" style:font-style-complex="normal"/>
    </style:style>
    <style:style style:name="T46" style:family="text">
      <style:text-properties fo:font-style="normal" officeooo:rsid="02696437" style:font-style-asian="normal" style:font-style-complex="normal"/>
    </style:style>
    <style:style style:name="T47" style:family="text">
      <style:text-properties fo:font-style="normal" officeooo:rsid="026ab552" style:font-style-asian="normal" style:font-style-complex="normal"/>
    </style:style>
    <style:style style:name="T48" style:family="text">
      <style:text-properties fo:font-style="normal" officeooo:rsid="026d186b" style:font-style-asian="normal" style:font-style-complex="normal"/>
    </style:style>
    <style:style style:name="T49" style:family="text">
      <style:text-properties officeooo:rsid="000a14f6"/>
    </style:style>
    <style:style style:name="T50" style:family="text">
      <style:text-properties officeooo:rsid="005714b7"/>
    </style:style>
    <style:style style:name="T51" style:family="text">
      <style:text-properties officeooo:rsid="00880dbe"/>
    </style:style>
    <style:style style:name="T52" style:family="text">
      <style:text-properties officeooo:rsid="007c6d62"/>
    </style:style>
    <style:style style:name="T53" style:family="text">
      <style:text-properties officeooo:rsid="01c4f176"/>
    </style:style>
    <style:style style:name="T54" style:family="text">
      <style:text-properties officeooo:rsid="03b4652d"/>
    </style:style>
    <style:style style:name="T55" style:family="text">
      <style:text-properties officeooo:rsid="04b50477"/>
    </style:style>
    <style:style style:name="T56" style:family="text">
      <style:text-properties officeooo:rsid="0473a949"/>
    </style:style>
    <style:style style:name="T57" style:family="text">
      <style:text-properties officeooo:rsid="0387836c"/>
    </style:style>
    <style:style style:name="T58" style:family="text">
      <style:text-properties officeooo:rsid="0003a8b9"/>
    </style:style>
    <style:style style:name="T59" style:family="text">
      <style:text-properties officeooo:rsid="01dff054"/>
    </style:style>
    <style:style style:name="T60" style:family="text">
      <style:text-properties officeooo:rsid="023c6ef8"/>
    </style:style>
    <style:style style:name="T61" style:family="text">
      <style:text-properties officeooo:rsid="023d2c84"/>
    </style:style>
    <style:style style:name="T62" style:family="text">
      <style:text-properties officeooo:rsid="023d86f1"/>
    </style:style>
    <style:style style:name="T63" style:family="text">
      <style:text-properties officeooo:rsid="023e4245"/>
    </style:style>
    <style:style style:name="T64" style:family="text">
      <style:text-properties style:font-name="EB Garamond 12 All SC"/>
    </style:style>
    <style:style style:name="T65" style:family="text">
      <style:text-properties style:font-name="EB Garamond 12 All SC" officeooo:rsid="055cbe0b"/>
    </style:style>
    <style:style style:name="T66" style:family="text">
      <style:text-properties officeooo:rsid="024586dc"/>
    </style:style>
    <style:style style:name="T67" style:family="text">
      <style:text-properties officeooo:rsid="02401e75"/>
    </style:style>
    <style:style style:name="T68" style:family="text">
      <style:text-properties officeooo:rsid="0245bf04"/>
    </style:style>
    <style:style style:name="T69" style:family="text">
      <style:text-properties officeooo:rsid="02466572"/>
    </style:style>
    <style:style style:name="T70" style:family="text">
      <style:text-properties officeooo:rsid="024700b6"/>
    </style:style>
    <style:style style:name="T71" style:family="text">
      <style:text-properties officeooo:rsid="024a2d97"/>
    </style:style>
    <style:style style:name="T72" style:family="text">
      <style:text-properties officeooo:rsid="024d1a04"/>
    </style:style>
    <style:style style:name="T73" style:family="text">
      <style:text-properties officeooo:rsid="024d6712"/>
    </style:style>
    <style:style style:name="T74" style:family="text">
      <style:text-properties officeooo:rsid="024dd5a4"/>
    </style:style>
    <style:style style:name="T75" style:family="text">
      <style:text-properties officeooo:rsid="02514054"/>
    </style:style>
    <style:style style:name="T76" style:family="text">
      <style:text-properties officeooo:rsid="0252e546"/>
    </style:style>
    <style:style style:name="T77" style:family="text">
      <style:text-properties officeooo:rsid="0253b40f"/>
    </style:style>
    <style:style style:name="T78" style:family="text">
      <style:text-properties officeooo:rsid="02587135"/>
    </style:style>
    <style:style style:name="T79" style:family="text">
      <style:text-properties officeooo:rsid="02566ff5"/>
    </style:style>
    <style:style style:name="T80" style:family="text">
      <style:text-properties officeooo:rsid="025ac7b9"/>
    </style:style>
    <style:style style:name="T81" style:family="text">
      <style:text-properties officeooo:rsid="025eb8fe"/>
    </style:style>
    <style:style style:name="T82" style:family="text">
      <style:text-properties officeooo:rsid="025ed6cf"/>
    </style:style>
    <style:style style:name="T83" style:family="text">
      <style:text-properties officeooo:rsid="025f2152"/>
    </style:style>
    <style:style style:name="T84" style:family="text">
      <style:text-properties officeooo:rsid="0260d016"/>
    </style:style>
    <style:style style:name="T85" style:family="text">
      <style:text-properties officeooo:rsid="02628e6a"/>
    </style:style>
    <style:style style:name="T86" style:family="text">
      <style:text-properties officeooo:rsid="026315e0"/>
    </style:style>
    <style:style style:name="T87" style:family="text">
      <style:text-properties officeooo:rsid="02662f79"/>
    </style:style>
    <style:style style:name="T88" style:family="text">
      <style:text-properties officeooo:rsid="02666dfa"/>
    </style:style>
    <style:style style:name="T89" style:family="text">
      <style:text-properties officeooo:rsid="02696437"/>
    </style:style>
    <style:style style:name="T90" style:family="text">
      <style:text-properties officeooo:rsid="026d18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53">Esser-</text:span>Skala, 201<text:span text:style-name="T53">9</text:span></text:p>
      <text:p text:style-name="P16"/>
      <text:p text:style-name="P16"/>
      <text:p text:style-name="P9">© 201<text:span text:style-name="T53">9</text:span> by Wolfgang <text:span text:style-name="T53">Esser-</text:span>Skala. This edition is licensed under the Creative Commons Attribution<text:span text:style-name="T51">-NonCommercial-ShareAlike</text:span> 4.0 International License. To view a copy of this license, visit http://creativecommons.org/licenses/by<text:span text:style-name="T52">-nc-sa</text:span>/4.0/. </text:p>
      <text:p text:style-name="P8"/>
      <text:p text:style-name="P10">Music engraving by LilyPond 2.18.0 (http://www.lilypond.org).<text:span text:style-name="T50"><text:line-break/>Front matter</text:span> typeset with EB Garamond (http://www.georgduffner.at/ebgaramond).</text:p>
      <text:p text:style-name="P16"/>
      <text:p text:style-name="P7">First <text:span text:style-name="T53">version</text:span>, <text:span text:style-name="T61">December</text:span> 201<text:span text:style-name="T53">9</text:span></text:p>
      <text:p text:style-name="P21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55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60">https://digital.staatsbibliothek-berlin.de/werkansicht/?PPN=PPN72904369X<text:line-break/><text:tab/></text:span>(siglum<text:span text:style-name="T56"> </text:span>Mus.<text:span text:style-name="T60">ms. 18711/1</text:span>)</text:p>
      <text:p text:style-name="P3"/>
      <text:p text:style-name="P2">In general, this edition closely follows the <text:span text:style-name="T57">manuscript</text:span>. Any changes <text:span text:style-name="T49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9"/>
      <text:p text:style-name="P2"/>
      <text:p text:style-name="P42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21">1.3</text:span><text:span text:style-name="T11"><text:tab/></text:span><text:span text:style-name="T21">–</text:span><text:span text:style-name="T11"><text:tab/></text:span><text:span text:style-name="T21">org</text:span><text:span text:style-name="T9"><text:note text:id="ftn1" text:note-class="footnote"><text:note-citation>1</text:note-citation><text:note-body><text:p text:style-name="P23">Abbreviations: Ms, manuscript;<text:span text:style-name="T60"> </text:span>org, organ; <text:span text:style-name="T59">r, rest; </text:span>vl, violin<text:span text:style-name="T59">; vla, viola</text:span>.</text:p></text:note-body></text:note></text:span><text:span text:style-name="T11"><text:tab/></text:span><text:span text:style-name="T21">bass figures missing in Ms</text:span><text:span text:style-name="T31"><text:line-break/>1.5<text:tab/>–<text:tab/>org<text:tab/></text:span><text:span text:style-name="T21">bass figures missing in Ms</text:span><text:span text:style-name="T33"><text:line-break/></text:span><text:span text:style-name="T31">1.</text:span><text:span text:style-name="T33">7</text:span><text:span text:style-name="T31"><text:tab/>–<text:tab/>org<text:tab/></text:span><text:span text:style-name="T21">bass figures missing in Ms</text:span><text:span text:style-name="T42"><text:line-break/>2.2</text:span><text:span text:style-name="T31"><text:tab/>–<text:tab/>org<text:tab/></text:span><text:span text:style-name="T42">in the Ms, </text:span><text:span text:style-name="T21">bass figures </text:span><text:span text:style-name="T42">only appear in bars 14 and 15</text:span><text:span text:style-name="T47"><text:line-break/>2.3</text:span><text:span text:style-name="T31"><text:tab/>–<text:tab/>org<text:tab/></text:span><text:span text:style-name="T21">bass figures missing in Ms</text:span><text:span text:style-name="T47"><text:line-break/>2.4</text:span><text:span text:style-name="T31"><text:tab/>–<text:tab/>org<text:tab/></text:span><text:span text:style-name="T21">bass figures missing in Ms</text:span><text:span text:style-name="T11"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58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6"/>
      <text:p text:style-name="P6"/>
      <text:p text:style-name="P6"><text:span text:style-name="T6">Salzburg, </text:span><text:span text:style-name="T14">December</text:span><text:span text:style-name="T6"> 201</text:span><text:span text:style-name="T7">9</text:span><text:line-break/>Wolfgang <text:span text:style-name="T54">Esser-</text:span>Skala</text:p>
      <text:p text:style-name="P22"><text:line-break/>C O N T E N T S</text:p>
      <text:p text:style-name="P18"/>
      <text:p text:style-name="P14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4"/>
      <text:p text:style-name="P14"/>
      <text:p text:style-name="P14"/>
      <text:p text:style-name="P20">p e r s o n e n <text:s text:c="2"/>d e s <text:s text:c="2"/>s t ü c k s <text:s text:c="2"/>s i n d :</text:p>
      <text:p text:style-name="P14"/>
      <text:p text:style-name="P15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5"/>
      <text:p text:style-name="P15"/>
      <text:p text:style-name="P13"><text:span text:style-name="T65">e</text:span><text:span text:style-name="T64"> r s t e r <text:s text:c="2"/>T H e i l</text:span></text:p>
      <text:p text:style-name="P11"/>
      <text:p text:style-name="P12">Act: 1<text:span text:style-name="T80">.</text:span></text:p>
      <text:p text:style-name="P11"/>
      <text:p text:style-name="P24">1<text:span text:style-name="T63">.1</text:span><text:tab/>Choral: Der Du voll Blut und Wunden<text:tab/>1<text:line-break/><text:line-break/><text:span text:style-name="T62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4"/>
      <text:p text:style-name="P24"/>
      <text:p text:style-name="P25"><text:span text:style-name="T67">1.2<text:tab/>Recitativ: Wohin eilt ganz Juda ſo früh?<text:tab/>1</text:span><text:span text:style-name="T17"><text:line-break/><text:line-break/></text:span><text:span text:style-name="T66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68">Blind-</text:span><text:span text:style-name="T18"><text:tab/>Weißeſt du nicht die Geſchichte dieſer Nacht?<text:line-break/></text:span><text:span text:style-name="T68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69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70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5"/>
      <text:p text:style-name="P25"/>
      <text:p text:style-name="P26"><text:span text:style-name="T70">1</text:span>.3<text:span text:style-name="T78"><text:tab/></text:span>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6"/>
      <text:p text:style-name="P26"/>
      <text:p text:style-name="P27">1.4<text:span text:style-name="T78"><text:tab/></text:span>Recitativ: Und darum verklagten ihn<text:span text:style-name="T72"> die Väter</text:span>?<text:tab/>1<text:span text:style-name="T22"><text:line-break/><text:line-break/></text:span><text:span text:style-name="T71">Fremdling</text:span><text:span text:style-name="T22"><text:tab/></text:span><text:span text:style-name="T6">Und darum verklagten ihn</text:span><text:span text:style-name="T23"> die Väter</text:span><text:span text:style-name="T6">?</text:span><text:span text:style-name="T24"><text:line-break/><text:line-break/></text:span><text:span text:style-name="T73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74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74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75">Judas</text:span><text:span text:style-name="T26"><text:tab/>Ha! Er leidet– weil ich ihn verrieth.</text:span></text:p>
      <text:p text:style-name="P27"/>
      <text:p text:style-name="P27"/>
      <text:p text:style-name="P29"><text:span text:style-name="T75">1.5<text:tab/>Aria: Wer faßt die Zahl<text:tab/>1</text:span><text:span text:style-name="T27"><text:line-break/><text:line-break/></text:span><text:span text:style-name="T76">Judas</text:span><text:span text:style-name="T28"><text:tab/>Wer faßt die Zahl na</text:span><text:span text:style-name="T29">h</text:span><text:span text:style-name="T28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30">,</text:span><text:span text:style-name="T28"><text:line-break/><text:tab/></text:span><text:span text:style-name="T30">ſ</text:span><text:span text:style-name="T28">tirb! Todt und Vernichtung mir.</text:span></text:p>
      <text:p text:style-name="P28"/>
      <text:p text:style-name="P28"/>
      <text:p text:style-name="P30"><text:span text:style-name="T77">1</text:span>.6<text:span text:style-name="T78"><text:tab/></text:span>Recitativ:<text:span text:style-name="T78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2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0"/>
      <text:p text:style-name="P30"/>
      <text:p text:style-name="P31"><text:span text:style-name="T79">1</text:span>.7<text:tab/>Aria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34"/>
      <text:p text:style-name="P34"/>
      <text:p text:style-name="P35">❦</text:p>
      <text:p text:style-name="P32"/>
      <text:p text:style-name="P32"/>
      <text:p text:style-name="P36">Act: 2.</text:p>
      <text:p text:style-name="P32"/>
      <text:p text:style-name="P33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4">r</text:span><text:span text:style-name="T6"> ſahen,<text:line-break/><text:tab/>die ſein Mund gelehrt, verlaßen!</text:span><text:span text:style-name="T35"><text:line-break/><text:line-break/></text:span><text:span text:style-name="T81">Fremdling</text:span><text:span text:style-name="T35"><text:tab/>Alles Volk iſt in Bewegung.</text:span><text:span text:style-name="T36"><text:line-break/><text:line-break/><text:line-break/></text:span><text:soft-page-break/><text:span text:style-name="T82">Blindgeb.</text:span><text:span text:style-name="T36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7"><text:line-break/><text:line-break/></text:span><text:span text:style-name="T83">Pilatus</text:span><text:span text:style-name="T37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8">euer</text:span><text:span text:style-name="T37"> Jeſus!<text:line-break/><text:tab/>Jhr wißt, ich geb an dieſem Feſte</text:span><text:span text:style-name="T38"><text:line-break/><text:tab/>e</text:span><text:span text:style-name="T37">uch der Gefangnen Einen loß.<text:line-break/><text:tab/>Welchen ſoll ich </text:span><text:span text:style-name="T38">euch </text:span><text:span text:style-name="T37">geben</text:span><text:span text:style-name="T38">?</text:span><text:span text:style-name="T39"><text:line-break/><text:line-break/></text:span><text:span text:style-name="T84">Kaiphas</text:span><text:span text:style-name="T39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40"><text:line-break/><text:line-break/></text:span><text:span text:style-name="T85">Pilatus</text:span><text:span text:style-name="T40"><text:tab/>Redet! wen ſoll ich euch geben?<text:line-break/><text:tab/>Jeſus oder Barrabas?</text:span><text:span text:style-name="T41"><text:line-break/><text:line-break/></text:span><text:span text:style-name="T86">Chor des Volks</text:span><text:span text:style-name="T41"><text:tab/>Barrabas, Barrabas!<text:line-break/><text:line-break/></text:span><text:span text:style-name="T86">Pilatus</text:span><text:span text:style-name="T41"><text:tab/>Was mach ich mit dieſem Jeſu?</text:span></text:p>
      <text:p text:style-name="P33"/>
      <text:p text:style-name="P33"/>
      <text:p text:style-name="P37">2.2<text:tab/>Chor: Kreutzigen laß ihn<text:tab/>1<text:line-break/><text:line-break/>Chor d<text:span text:style-name="T87">es</text:span> Volks<text:span text:style-name="T6"><text:tab/>Kreutzigen laß ihn</text:span><text:span text:style-name="T44">.</text:span><text:span text:style-name="T43"><text:line-break/><text:line-break/></text:span><text:span text:style-name="T87">Pilatus</text:span><text:span text:style-name="T43"><text:tab/>Er iſt nicht des Todes ſchuldig!<text:line-break/><text:line-break/></text:span>Chor d<text:span text:style-name="T87">es</text:span> Volks<text:span text:style-name="T6"><text:tab/>Kreutzigen laß ihn</text:span><text:span text:style-name="T44">.</text:span></text:p>
      <text:p text:style-name="P37"/>
      <text:p text:style-name="P37"/>
      <text:p text:style-name="P38"><text:span text:style-name="T88">2</text:span>.3<text:tab/>Aria<text:span text:style-name="T89">, Chor</text:span>: <text:span text:style-name="T90">J</text:span>ch waſche meine Hände rein<text:tab/>1<text:span text:style-name="T6"><text:line-break/><text:line-break/></text:span>Pilatus<text:span text:style-name="T6"><text:tab/></text:span><text:span text:style-name="T48">J</text:span><text:span text:style-name="T45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6"><text:line-break/><text:line-break/></text:span><text:span text:style-name="T89">Chor des Volks</text:span><text:span text:style-name="T46"><text:tab/>Über uns komme ſein Blut<text:line-break/><text:tab/>und über unſre Kinder.</text:span></text:p>
      <text:p text:style-name="P41">2.4<text:span text:style-name="T90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39"/>
      <text:p text:style-name="P39"/>
      <text:p text:style-name="P40"><text:span text:style-name="T6">2.5<text:tab/>Chor: Wer kann des Frommen Leiden faßen<text:tab/>1<text:line-break/><text:line-break/>Chor d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3T22:08:00.622346786</dc:date>
    <dc:creator>Wolfgang Skala</dc:creator>
    <meta:editing-duration>P6DT9H59M22S</meta:editing-duration>
    <meta:editing-cycles>571</meta:editing-cycles>
    <meta:generator>LibreOffice/4.2.8.2$Linux_X86_64 LibreOffice_project/420m0$Build-2</meta:generator>
    <meta:document-statistic meta:table-count="0" meta:image-count="1" meta:object-count="0" meta:page-count="7" meta:paragraph-count="31" meta:word-count="1228" meta:character-count="7614" meta:non-whitespace-character-count="6252"/>
  </office:meta>
</office:document-meta>
</file>